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0f5" officeooo:paragraph-rsid="000160f5" style:font-weight-asian="bold" style:font-weight-complex="bold"/>
    </style:style>
    <style:style style:name="P2" style:family="paragraph" style:parent-style-name="Standard">
      <style:text-properties fo:font-weight="bold" officeooo:rsid="00024f21" officeooo:paragraph-rsid="00024f21" style:font-weight-asian="bold" style:font-weight-complex="bold"/>
    </style:style>
    <style:style style:name="P3" style:family="paragraph" style:parent-style-name="Standard">
      <style:text-properties fo:font-weight="bold" officeooo:rsid="00034aca" officeooo:paragraph-rsid="00034aca" style:font-weight-asian="bold" style:font-weight-complex="bold"/>
    </style:style>
    <style:style style:name="P4" style:family="paragraph" style:parent-style-name="Standard">
      <style:text-properties fo:font-weight="bold" officeooo:rsid="00034f88" officeooo:paragraph-rsid="00034f88" style:font-weight-asian="bold" style:font-weight-complex="bold"/>
    </style:style>
    <style:style style:name="P5" style:family="paragraph" style:parent-style-name="Standard">
      <style:text-properties fo:font-weight="bold" officeooo:rsid="0004e5a7" officeooo:paragraph-rsid="0004e5a7" style:font-weight-asian="bold" style:font-weight-complex="bold"/>
    </style:style>
    <style:style style:name="P6" style:family="paragraph" style:parent-style-name="Standard">
      <style:text-properties fo:font-weight="bold" officeooo:rsid="0006783a" officeooo:paragraph-rsid="0006783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3e3ab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3e3a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5c17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CM<text:span text:style-name="T1"> → facultado adotar medidas p/ garantir </text:span>abastecimento normal e fluído<text:span text:style-name="T1">.</text:span></text:p>
      <text:p text:style-name="P1"><text:span text:style-name="T1"/></text:p>
      <text:p text:style-name="P1">Desabastecimento interno<text:span text:style-name="T1"> → exceção à TEC, quando há desabastecimento de produção regional de uma matéria-prima para determinado insumo, </text:span>ainda que<text:span text:style-name="T1"> exista produção regional de outra matéria-prima para insumo similar mediante uma linha de produção alternativa.</text:span></text:p>
      <text:p text:style-name="P1"><text:span text:style-name="T1"/></text:p>
      <text:p text:style-name="P2"><text:span text:style-name="T1">Mercadorias provenientes de </text:span>zonas francas<text:span text:style-name="T1"> são exceções ao livre comércio intra-MERCOSUL (ou seja, aplica-se a TEC).</text:span></text:p>
      <text:p text:style-name="P2"><text:span text:style-name="T1"/></text:p>
      <text:p text:style-name="P3"><text:span text:style-name="T1">As controvérsias sobre a aplicação dos Acordos </text:span><text:span text:style-name="T2">Antidumping</text:span><text:span text:style-name="T5"> e sobre Subsídios e Medidas Compensatórias da OMC </text:span><text:span text:style-name="T3">podem</text:span><text:span text:style-name="T5"> ser apreciadas no marco do sistema de resolução de controvérsias do MERCOSUL.</text:span></text:p>
      <text:p text:style-name="P3"><text:span text:style-name="T5"/></text:p>
      <text:p text:style-name="P4"><text:span text:style-name="T5">Medidas de </text:span><text:span text:style-name="T3">salvaguarda</text:span><text:span text:style-name="T5"> no MERCOSUL → somente BR-AR, </text:span><text:span text:style-name="T6">demais </text:span><text:span text:style-name="T4">não</text:span><text:span text:style-name="T6"> podem aplicá-las.</text:span></text:p>
      <text:p text:style-name="P4"><text:span text:style-name="T6"/></text:p>
      <text:p text:style-name="P5"><text:span text:style-name="T6">M</text:span><text:span text:style-name="T5">edidas sanitárias só podem ser impostas se houver prova científica do risco alegado, salvo </text:span><text:span text:style-name="T7">no caso de</text:span><text:span text:style-name="T5"> medidas sanitárias provisórias.</text:span></text:p>
      <text:p text:style-name="P5"><text:span text:style-name="T5"/></text:p>
      <text:p text:style-name="P6"><text:span text:style-name="T5">Acordo de Barreiras Técnicas ao Comércio (TBT) é um acordo </text:span><text:span text:style-name="T3">multilateral da OMC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6T17:59:46.078000000</dc:date>
    <meta:editing-duration>PT44M52S</meta:editing-duration>
    <meta:editing-cycles>8</meta:editing-cycles>
    <meta:document-statistic meta:table-count="0" meta:image-count="0" meta:object-count="0" meta:page-count="1" meta:paragraph-count="7" meta:word-count="136" meta:character-count="930" meta:non-whitespace-character-count="801"/>
  </office:meta>
</office:document-meta>
</file>